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start" style:justify-single-word="false"/>
      <style:text-properties style:font-name="Arial" fo:font-size="10pt" fo:font-weight="normal" officeooo:rsid="001fefd0" officeooo:paragraph-rsid="001fefd0" style:font-size-asian="8.75pt" style:font-weight-asian="normal" style:font-size-complex="10pt" style:font-weight-complex="normal"/>
    </style:style>
    <style:style style:name="P2" style:family="paragraph" style:parent-style-name="Title">
      <style:paragraph-properties fo:text-align="center" style:justify-single-word="false"/>
      <style:text-properties style:font-name="Arial" fo:font-size="12pt" fo:font-weight="bold" officeooo:rsid="001fefd0" officeooo:paragraph-rsid="001fefd0" style:font-size-asian="12pt" style:font-weight-asian="bold" style:font-size-complex="12pt" style:font-weight-complex="bold"/>
    </style:style>
    <style:style style:name="P3" style:family="paragraph" style:parent-style-name="Text_20_body">
      <style:paragraph-properties fo:text-align="start" style:justify-single-word="false"/>
      <style:text-properties style:font-name="Arial" fo:font-size="10pt" officeooo:rsid="001fefd0" officeooo:paragraph-rsid="001fefd0" style:font-size-asian="8.75pt" style:font-size-complex="10pt"/>
    </style:style>
    <style:style style:name="P4" style:family="paragraph" style:parent-style-name="Text_20_body">
      <style:paragraph-properties fo:text-align="justify" style:justify-single-word="false"/>
      <style:text-properties style:font-name="Arial" fo:font-size="10pt" style:text-underline-style="solid" style:text-underline-width="auto" style:text-underline-color="font-color" fo:font-weight="normal" officeooo:rsid="001fefd0" officeooo:paragraph-rsid="001fefd0" style:font-size-asian="8.75pt" style:font-weight-asian="normal" style:font-size-complex="10pt" style:font-weight-complex="normal"/>
    </style:style>
    <style:style style:name="P5" style:family="paragraph" style:parent-style-name="Text_20_body">
      <style:paragraph-properties fo:text-align="justify" style:justify-single-word="false"/>
      <style:text-properties style:font-name="Arial" fo:font-size="10pt" style:text-underline-style="solid" style:text-underline-width="auto" style:text-underline-color="font-color" fo:font-weight="normal" officeooo:rsid="00219c2e" officeooo:paragraph-rsid="00219c2e" style:font-size-asian="8.75pt" style:font-weight-asian="normal" style:font-size-complex="10pt" style:font-weight-complex="normal"/>
    </style:style>
    <style:style style:name="P6" style:family="paragraph" style:parent-style-name="Text_20_body">
      <style:paragraph-properties fo:text-align="start" style:justify-single-word="false"/>
      <style:text-properties style:font-name="Arial" fo:font-size="10pt" fo:font-weight="normal" officeooo:rsid="001fefd0" officeooo:paragraph-rsid="001fefd0" style:font-size-asian="8.75pt" style:font-weight-asian="normal" style:font-size-complex="10pt" style:font-weight-complex="normal"/>
    </style:style>
    <style:style style:name="P7" style:family="paragraph" style:parent-style-name="Text_20_body">
      <style:paragraph-properties fo:text-align="justify" style:justify-single-word="false"/>
      <style:text-properties style:font-name="Arial" fo:font-size="10pt" fo:font-weight="normal" officeooo:rsid="001fefd0" officeooo:paragraph-rsid="001fefd0" style:font-size-asian="8.75pt" style:font-weight-asian="normal" style:font-size-complex="10pt" style:font-weight-complex="normal"/>
    </style:style>
    <style:style style:name="P8" style:family="paragraph" style:parent-style-name="Text_20_body">
      <style:paragraph-properties fo:text-align="justify" style:justify-single-word="false"/>
      <style:text-properties style:font-name="Arial" fo:font-size="10pt" fo:font-weight="normal" officeooo:rsid="001fefd0" officeooo:paragraph-rsid="00219c2e" style:font-size-asian="8.75pt" style:font-weight-asian="normal" style:font-size-complex="10pt" style:font-weight-complex="normal"/>
    </style:style>
    <style:style style:name="P9" style:family="paragraph" style:parent-style-name="Text_20_body">
      <style:paragraph-properties fo:text-align="justify" style:justify-single-word="false"/>
      <style:text-properties style:font-name="Arial" fo:font-size="10pt" fo:font-weight="normal" officeooo:rsid="00219c2e" officeooo:paragraph-rsid="00219c2e" style:font-size-asian="8.75pt" style:font-weight-asian="normal" style:font-size-complex="10pt" style:font-weight-complex="normal"/>
    </style:style>
    <style:style style:name="P10" style:family="paragraph" style:parent-style-name="Text_20_body">
      <style:paragraph-properties fo:text-align="justify" style:justify-single-word="false"/>
      <style:text-properties style:font-name="Arial" fo:font-size="10pt" fo:font-weight="normal" officeooo:rsid="00219c2e" officeooo:paragraph-rsid="00219c2e" style:font-size-asian="8.75pt" style:font-weight-asian="normal" style:font-size-complex="10pt" style:font-weight-complex="normal"/>
    </style:style>
    <style:style style:name="P11" style:family="paragraph" style:parent-style-name="Text_20_body">
      <style:paragraph-properties fo:text-align="justify" style:justify-single-word="false"/>
      <style:text-properties style:font-name="Arial" fo:font-size="10pt" style:text-underline-style="solid" style:text-underline-width="auto" style:text-underline-color="font-color" fo:font-weight="normal" officeooo:rsid="0025ba6a" officeooo:paragraph-rsid="0025ba6a" style:font-size-asian="8.75pt" style:font-weight-asian="normal" style:font-size-complex="10pt" style:font-weight-complex="normal"/>
    </style:style>
    <style:style style:name="P12" style:family="paragraph" style:parent-style-name="Text_20_body">
      <style:paragraph-properties fo:text-align="justify" style:justify-single-word="false"/>
      <style:text-properties style:font-name="Arial" fo:font-size="10pt" style:text-underline-style="none" fo:font-weight="normal" officeooo:rsid="0025ba6a" officeooo:paragraph-rsid="0025ba6a" style:font-size-asian="8.75pt" style:font-weight-asian="normal" style:font-size-complex="10pt" style:font-weight-complex="normal"/>
    </style:style>
    <style:style style:name="T1" style:family="text">
      <style:text-properties officeooo:rsid="001f91ce"/>
    </style:style>
    <style:style style:name="T2" style:family="text">
      <style:text-properties officeooo:rsid="00219c2e"/>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219c2e" style:font-style-asian="italic" style:font-style-complex="italic"/>
    </style:style>
    <style:style style:name="T7" style:family="text">
      <style:text-properties officeooo:rsid="00231f75"/>
    </style:style>
    <style:style style:name="T8" style:family="text">
      <style:text-properties officeooo:rsid="0025ba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text:p>
      <text:p text:style-name="P4"/>
      <text:p text:style-name="P4">Première séance :</text:p>
      <text:p text:style-name="P7"><text:tab/>Adrien n'étant pas là, lors de la première séance Arthur et Alexandre ont commencé la programmation.</text:p>
      <text:p text:style-name="P7"><text:tab/>Nous avons créé et programmé les différentes classes (Ligne de force , point de force, ainsi que le main). Nous avons réussis à afficher une ligne de champ en méthode analytique.</text:p>
      <text:p text:style-name="P7"><text:span text:style-name="T5">Problème</text:span><text:span text:style-name="T6">s</text:span><text:span text:style-name="T5"> rencontré</text:span><text:span text:style-name="T6">s</text:span><text:span text:style-name="T5"> :</text:span><text:span text:style-name="T3"> </text:span>Modifier la classe visualisation.</text:p>
      <text:p text:style-name="P7"/>
      <text:p text:style-name="P4">Deuxième séance :</text:p>
      <text:p text:style-name="P8"><text:tab/>Adrien est revenu plein de force et de volonté. Il a tenté de rejoindre le wagon déjà bien avancé et de comprendre le travail effectué la semaine de son absence.</text:p>
      <text:p text:style-name="P8"><text:span text:style-name="T2">I</text:span>l se tourna <text:span text:style-name="T2">ensuite</text:span> vers la démonstration demandé<text:span text:style-name="T2">e</text:span> permettant de calculer les lignes de champ.</text:p>
      <text:p text:style-name="P7"><text:tab/>Arthur, Alexandre et Adrien (le gang des A), <text:span text:style-name="T2">ont</text:span> ensuite continué le travail commencé en codant les lignes de champs de manière numérique ainsi qu<text:span text:style-name="T8">and permettant d'en afficher plusieurs.</text:span></text:p>
      <text:p text:style-name="P5">Troisième séance :</text:p>
      <text:p text:style-name="P9"><text:tab/>Arthur et Adrien ont codé le calcul de la circulation du champ de F entre A et B pendant qu'Alexandre introduisait les variables nécessaires au calcul de celle-ci.</text:p>
      <text:p text:style-name="P9"><text:span text:style-name="T8">On</text:span> s'est ensuite lancé dans la programmation d'un jeu dans lequel un <text:span text:style-name="T7">vaisseau</text:span> <text:span text:style-name="T7">est attiré par la gravitation d'une planète. Ce vaisseau a pour but de <text:s/>contourner la planète afin d'aller a un endroit déterminé. Le joueur doit déterminer la vitesse initiale permettant d'atteindre l'objectif.</text:span></text:p>
      <text:p text:style-name="P9"><text:span text:style-name="T4">Problèmes rencontrés : </text:span>Aucun <text:span text:style-name="T8">pour la dernière partie du projet de base</text:span>.</text:p>
      <text:p text:style-name="P9"/>
      <text:p text:style-name="P11">Séance Bonus #kdodlamaison : </text:p>
      <text:p text:style-name="P12"><text:tab/>Nous avons réalisé une version analytique du jeu en utilisant les équations de la trajectoire du vaisseau. Nous avons réussi à afficher le déplacement du vaisseau et à modifier la trajectoire et la vitesse de ce dernier en fonction de la planète attractive ainsi que de la vitesse initiale. Cependant nous avons rencontré des problèmes aux abords des limites entre les quatre cadrans à cause des angles qui devenaient trop petits et faisant planter la trajectoire. </text:p>
      <text:p text:style-name="P12"><text:tab/>Pour améliorer cette première version nous envisageons de réaliser une méthode numérique inspirée de celle mise en place dans le cadre du projet afin de ne plus avoir ces problèmes d'angles.</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fo:text-align="start" style:justify-single-word="false"/>
      <style:text-properties style:font-name="Arial" fo:font-size="10pt" fo:font-weight="normal" officeooo:rsid="001fefd0" officeooo:paragraph-rsid="001fefd0" style:font-size-asian="8.75pt" style:font-weight-asian="normal" style:font-size-complex="10pt" style:font-weight-complex="normal"/>
    </style:style>
    <style:style style:name="MP2" style:family="paragraph" style:parent-style-name="Text_20_body">
      <style:paragraph-properties fo:text-align="start" style:justify-single-word="false"/>
      <style:text-properties style:font-name="Arial" fo:font-size="10pt" officeooo:rsid="001fefd0" officeooo:paragraph-rsid="001fefd0" style:font-size-asian="8.75pt" style:font-size-complex="10pt"/>
    </style:style>
    <style:style style:name="MT1" style:family="text">
      <style:text-properties officeooo:rsid="001f91c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B</text:span>AJULAZ Arthur<text:tab/>MERCIER Alexandre<text:tab/>BOUCHET Adrie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julaz Arthur</meta:initial-creator>
    <meta:creation-date>2015-11-06T10:12:28.931644103</meta:creation-date>
    <meta:generator>LibreOffice/4.2.8.2$Linux_X86_64 LibreOffice_project/420m0$Build-2</meta:generator>
    <dc:date>2016-05-26T17:59:31.399194402</dc:date>
    <dc:creator>Bajulaz Arthur</dc:creator>
    <meta:editing-duration>PT5M59S</meta:editing-duration>
    <meta:editing-cycles>6</meta:editing-cycles>
    <meta:document-statistic meta:table-count="0" meta:image-count="0" meta:object-count="0" meta:page-count="1" meta:paragraph-count="17" meta:word-count="340" meta:character-count="2095" meta:non-whitespace-character-count="1762"/>
  </office:meta>
</office:document-meta>
</file>